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Times New Roman" fo:font-size="10.5pt" style:font-size-asian="10.5pt" style:font-size-complex="10.5pt"/>
    </style:style>
    <style:style style:name="P4"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5" style:family="paragraph" style:parent-style-name="bullet">
      <style:paragraph-properties loext:contextual-spacing="false" fo:margin-top="0in" fo:margin-bottom="0.0693in" fo:orphans="2" fo:widows="2"/>
    </style:style>
    <style:style style:name="P6" style:family="paragraph" style:parent-style-name="bullet">
      <style:paragraph-properties loext:contextual-spacing="false" fo:margin-top="0in" fo:margin-bottom="0.0693in" fo:text-align="start" style:justify-single-word="false" fo:orphans="2" fo:widows="2"/>
    </style:style>
    <style:style style:name="P7" style:family="paragraph" style:parent-style-name="Standard">
      <style:paragraph-properties loext:contextual-spacing="false" fo:margin-top="0in" fo:margin-bottom="1in" style:line-height-at-least="0.139in" fo:orphans="2" fo:widows="2"/>
    </style:style>
    <style:style style:name="P8" style:family="paragraph" style:parent-style-name="Standard">
      <style:paragraph-properties loext:contextual-spacing="false" fo:margin-top="0.1665in" fo:margin-bottom="0in" style:line-height-at-least="0.139in" fo:orphans="2" fo:widows="2" fo:keep-with-next="always"/>
    </style:style>
    <style:style style:name="P9" style:family="paragraph" style:parent-style-name="Standard">
      <style:paragraph-properties loext:contextual-spacing="false" fo:margin-top="0.0555in" fo:margin-bottom="0in" style:line-height-at-least="0.139in" fo:orphans="2" fo:widows="2" fo:keep-with-next="always"/>
    </style:style>
    <style:style style:name="P10"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11" style:family="paragraph" style:parent-style-name="Standard">
      <style:paragraph-properties loext:contextual-spacing="false" fo:margin-top="0in" fo:margin-bottom="0in" fo:orphans="2" fo:widows="2"/>
    </style:style>
    <style:style style:name="P12" style:family="paragraph" style:parent-style-name="sectionheading">
      <style:paragraph-properties loext:contextual-spacing="false" fo:margin-top="0.0417in" fo:margin-bottom="0.0555in" fo:orphans="2" fo:widows="2"/>
    </style:style>
    <style:style style:name="P13" style:family="paragraph" style:parent-style-name="sectionheading">
      <style:paragraph-properties loext:contextual-spacing="false" fo:margin-top="0.028in" fo:margin-bottom="0.0555in" fo:orphans="2" fo:widows="2"/>
    </style:style>
    <style:style style:name="P14" style:family="paragraph" style:parent-style-name="Heading_20_3">
      <style:paragraph-properties loext:contextual-spacing="false" fo:margin-top="0in" fo:margin-bottom="0.0693in" fo:orphans="2" fo:widows="2"/>
    </style:style>
    <style:style style:name="P15" style:family="paragraph" style:parent-style-name="Heading_20_3">
      <style:paragraph-properties loext:contextual-spacing="false" fo:margin-top="0.0417in" fo:margin-bottom="0.0693in" fo:orphans="2" fo:widows="2"/>
    </style:style>
    <style:style style:name="P16" style:family="paragraph" style:parent-style-name="Heading_20_2">
      <style:paragraph-properties loext:contextual-spacing="false" fo:margin-top="0in" fo:margin-bottom="0.0972in" fo:orphans="2" fo:widows="2"/>
    </style:style>
    <style:style style:name="P17" style:family="paragraph" style:parent-style-name="Heading_20_1" style:master-page-name="Standard">
      <style:paragraph-properties loext:contextual-spacing="false" fo:margin-top="0in" fo:margin-bottom="0in" fo:orphans="2" fo:widows="2" style:page-number="auto"/>
    </style:style>
    <style:style style:name="P18" style:family="paragraph" style:parent-style-name="body">
      <style:paragraph-properties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48780224" text:id="ct105553148780224">
          <text:deletion>
            <office:change-info>
              <dc:creator>Craig Russell</dc:creator>
              <dc:date>2021-05-31T16:52:00</dc:date>
            </office:change-info>
            <text:p text:style-name="P1">either </text:p>
          </text:deletion>
        </text:changed-region>
        <text:changed-region xml:id="ct105553148773696" text:id="ct105553148773696">
          <text:insertion>
            <office:change-info>
              <dc:creator>Craig Russell</dc:creator>
              <dc:date>2021-05-31T16:52:00</dc:date>
            </office:change-info>
          </text:insertion>
        </text:changed-region>
        <text:changed-region xml:id="ct105553148777536" text:id="ct105553148777536">
          <text:insertion>
            <office:change-info>
              <dc:creator>Craig Russell</dc:creator>
              <dc:date>2021-05-31T16:53:00</dc:date>
            </office:change-info>
          </text:insertion>
        </text:changed-region>
        <text:changed-region xml:id="ct105553148773888" text:id="ct105553148773888">
          <text:insertion>
            <office:change-info>
              <dc:creator>Craig Russell</dc:creator>
              <dc:date>2021-05-31T16:54:00</dc:date>
            </office:change-info>
          </text:insertion>
        </text:changed-region>
        <text:changed-region xml:id="ct105553148773504" text:id="ct105553148773504">
          <text:insertion>
            <office:change-info>
              <dc:creator>Craig Russell</dc:creator>
              <dc:date>2021-05-31T16:55:00</dc:date>
            </office:change-info>
          </text:insertion>
        </text:changed-region>
        <text:changed-region xml:id="ct105553148782720" text:id="ct105553148782720">
          <text:insertion>
            <office:change-info>
              <dc:creator>Craig Russell</dc:creator>
              <dc:date>2021-06-10T16:13:00</dc:date>
            </office:change-info>
          </text:insertion>
        </text:changed-region>
        <text:changed-region xml:id="ct105553148784064" text:id="ct105553148784064">
          <text:insertion>
            <office:change-info>
              <dc:creator>Craig Russell</dc:creator>
              <dc:date>2021-06-10T16:14:00</dc:date>
            </office:change-info>
          </text:insertion>
        </text:changed-region>
        <text:changed-region xml:id="ct105553148781760" text:id="ct105553148781760">
          <text:insertion>
            <office:change-info>
              <dc:creator>Craig Russell</dc:creator>
              <dc:date>2021-05-31T16:56:00</dc:date>
            </office:change-info>
          </text:insertion>
        </text:changed-region>
        <text:changed-region xml:id="ct105553149064896" text:id="ct105553149064896">
          <text:insertion>
            <office:change-info>
              <dc:creator>Craig Russell</dc:creator>
              <dc:date>2021-06-13T12:50:00</dc:date>
            </office:change-info>
          </text:insertion>
        </text:changed-region>
        <text:changed-region xml:id="ct105553149241472" text:id="ct105553149241472">
          <text:insertion>
            <office:change-info>
              <dc:creator>Craig Russell</dc:creator>
              <dc:date>2021-06-13T12:58:00</dc:date>
            </office:change-info>
          </text:insertion>
        </text:changed-region>
        <text:changed-region xml:id="ct105553149689024" text:id="ct105553149689024">
          <text:insertion>
            <office:change-info>
              <dc:creator>Craig Russell</dc:creator>
              <dc:date>2021-06-11T10:53:00</dc:date>
            </office:change-info>
          </text:insertion>
        </text:changed-region>
        <text:changed-region xml:id="ct105553148775232" text:id="ct105553148775232">
          <text:insertion>
            <office:change-info>
              <dc:creator>Craig Russell</dc:creator>
              <dc:date>2021-05-31T17:02:00</dc:date>
            </office:change-info>
          </text:insertion>
        </text:changed-region>
        <text:changed-region xml:id="ct105553148779264" text:id="ct105553148779264">
          <text:insertion>
            <office:change-info>
              <dc:creator>Craig Russell</dc:creator>
              <dc:date>2021-05-31T17: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9000025F9000000C960F96591.wmf" xlink:type="simple" xlink:show="embed" xlink:actuate="onLoad">
          <text:p/>
        </draw:image>
      </draw:frame>
      <draw:frame text:anchor-type="page" text:anchor-page-number="1" draw:z-index="3" draw:name="Picture 6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4" draw:name="Picture 6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5" draw:name="Picture 69"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6" draw:name="Picture 70"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7" draw:name="Picture 71"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0" draw:name="Picture 72"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1" draw:name="Picture 73"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2" draw:name="Picture 74"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3" draw:name="Picture 75"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4" draw:name="Picture 76"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5" draw:name="Picture 7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6" draw:name="Picture 7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7" draw:name="Picture 79" draw:style-name="gr2" draw:text-style-name="P19" svg:width="2.7913in" svg:height="0.135in" svg:x="-2.3752in" svg:y="0in">
        <draw:image xlink:href="Pictures/2000000900000FB5000000C9DF37253B.wmf" xlink:type="simple" xlink:show="embed" xlink:actuate="onLoad">
          <text:p/>
        </draw:image>
      </draw:frame>
      <text:p text:style-name="P17">The Persistent Object Model</text:p>
      <text:p text:style-name="P7"><draw:frame draw:style-name="fr2" draw:name="graphics1" text:anchor-type="as-char" svg:width="6.5in" svg:height="0.1346in" draw:z-index="18"><draw:image xlink:href="Pictures/20000009000025F9000000C960F96591.wmf" xlink:type="simple" xlink:show="embed" xlink:actuate="onLoad"/></draw:frame></text:p>
      <text:p text:style-name="P1">This chapter specifies the object model for <text:alphabetical-index-mark-start text:id="IMark5132454992" text:main-entry="true"/>persistence capable<text:alphabetical-index-mark-end text:id="IMark5132454992"/> classes. To the extent possible, the object model is the same as the Java object model. Differences between the Java object model and the JDO object model are highlighted.</text:p>
      <text:p text:style-name="P8"><draw:frame draw:style-name="fr2" draw:name="1" text:anchor-type="as-char" svg:width="2.7917in" svg:height="0.1346in" draw:z-index="19"><draw:image xlink:href="Pictures/2000000900000FB5000000C9DF37253B.wmf" xlink:type="simple" xlink:show="embed" xlink:actuate="onLoad"/></draw:frame></text:p>
      <text:h text:style-name="P16"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9"><draw:frame draw:style-name="fr2" draw:name="2" text:anchor-type="as-char" svg:width="6.5in" svg:height="0.1346in" draw:z-index="20"><draw:image xlink:href="Pictures/20000009000025F9000000C960F96591.wmf" xlink:type="simple" xlink:show="embed" xlink:actuate="onLoad"/></draw:frame></text:p>
      <text:p text:style-name="P4"><text:tab/>Figure 15.0<text:tab/>Instantiated persistent objects</text:p>
      <text:p text:style-name="P1"><draw:frame draw:style-name="fr1" draw:name="Frame1" text:anchor-type="paragraph" svg:x="-0.0008in" svg:y="-0.0008in" fo:min-width="0.0161in" draw:z-index="2"><draw:text-box fo:min-height="0.0161in"><text:p text:style-name="P10"/></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1"><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8"><draw:frame draw:style-name="fr2" draw:name="4" text:anchor-type="as-char" svg:width="2.7917in" svg:height="0.1346in" draw:z-index="8"><draw:image xlink:href="Pictures/2000000900000FB5000000C9DF37253B.wmf" xlink:type="simple" xlink:show="embed" xlink:actuate="onLoad"/></draw:frame></text:p>
      <text:h text:style-name="P16" text:outline-level="2">Goals</text:h>
      <text:p text:style-name="P1">The JDO Object Model has the following objectives:</text:p>
      <text:p text:style-name="P5">•<text:tab/>All field types supported by the Java language, including primitive types, reference types and interface types should be supported by JDO instances.</text:p>
      <text:p text:style-name="P5">•<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5">•<text:tab/>All user-defined classes should be allowed to be persistence-capable.</text:p>
      <text:p text:style-name="P5">•<text:tab/>Some system-defined classes (especially those for modeling state) should be persistence-capable.</text:p>
      <text:p text:style-name="P8"><draw:frame draw:style-name="fr2" draw:name="5" text:anchor-type="as-char" svg:width="2.7917in" svg:height="0.1346in" draw:z-index="9"><draw:image xlink:href="Pictures/2000000900000FB5000000C9DF37253B.wmf" xlink:type="simple" xlink:show="embed" xlink:actuate="onLoad"/></draw:frame></text:p>
      <text:h text:style-name="P16" text:outline-level="2">Architecture</text:h>
      <text:p text:style-name="P1">In Java, variables (including fields of classes) have types. Types are either primitive types or reference types. Reference types are either classes or interfaces. <text:alphabetical-index-mark-start text:id="IMark5132454992" text:main-entry="true"/>Arrays<text:alphabetical-index-mark-end text:id="IMark5132454992"/> are treated as classes.</text:p>
      <text:p text:style-name="P1">An object is an instance of a specific class, determined when the instance is constructed. Instances may be assigned to variables if they are assignment compatible with the variable type. </text:p>
      <text:p text:style-name="P12"><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2"><text:tab/><text:tab/><text:alphabetical-index-mark-start text:id="IMark5132454992" text:main-entry="true"/>First Class Objects<text:alphabetical-index-mark-end text:id="IMark5132454992"/> and <text:alphabetical-index-mark-start text:id="IMark5159896648" text:main-entry="true"/>Second Class Objects<text:alphabetical-index-mark-end text:id="IMark5159896648"/></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text:alphabetical-index-mark-start text:id="IMark5159896648" text:main-entry="true"/>Collection<text:alphabetical-index-mark-end text:id="IMark5159896648"/> of instances of a persistence-capable class might not be stored in the datastore, but <text:soft-page-break/>created when needed to represent the relationship in memory. At commit time, the memory artifact is discarded and the relationship is represented entirely by datastore relationships.</text:p>
      <text:p text:style-name="P12"><text:bookmark text:name="X-102010279"/><text:tab/><text:tab/><text:alphabetical-index-mark-start text:id="IMark5159896648" text:main-entry="true"/>First Class Objects<text:alphabetical-index-mark-end text:id="IMark5159896648"/></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2"><text:tab/><text:tab/><text:bookmark text:name="R-1042264"/><text:bookmark text:name="R-1042264T"/><text:alphabetical-index-mark-start text:id="IMark5159896648" text:main-entry="true"/>Second Class Objects<text:alphabetical-index-mark-end text:id="IMark5159896648"/></text:p>
      <text:p text:style-name="P1"><text:alphabetical-index-mark-start text:id="IMark5159896648" text:main-entry="true"/>Second Class Objects<text:alphabetical-index-mark-end text:id="IMark5159896648"/> are <text:change text:change-id="ct105553148780224"/>instances of immutable system classes (java.lang.Integer, java.lang.String, etc.), JDO implementation subclasses of <text:alphabetical-index-mark-start text:id="IMark5132454992" text:main-entry="true"/>mutable<text:alphabetical-index-mark-end text:id="IMark5132454992"/> system classes that implement the functionality of their system class (java.util.Date, java.util.HashSet, etc.), <text:change-start text:change-id="ct105553148773696"/>user-defined non-persistence-capable types that use a converter, <text:change-end text:change-id="ct105553148773696"/>or persistence-capable classes.</text:p>
      <text:p text:style-name="P1"><text:span text:style-name="Assertion">A6.3-1 [ </text:span><text:alphabetical-index-mark-start text:id="IMark5132454992" text:main-entry="true"/>Second Class Objects<text:alphabetical-index-mark-end text:id="IMark5132454992"/> of <text:alphabetical-index-mark-start text:id="IMark5159896648" text:main-entry="true"/>mutable<text:alphabetical-index-mark-end text:id="IMark5159896648"/>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change-start text:change-id="ct105553148777536"/></text:p>
      <text:p text:style-name="P1"><text:change-end text:change-id="ct105553148777536"/><text:change-start text:change-id="ct105553148773888"/>Fields or properties declared to use a converter are opaque to the JDO implementation. They are constructed using the converter when a persistence-capable instance is instantiated from the datastore<text:change-end text:change-id="ct105553148773888"/><text:change-start text:change-id="ct105553148773504"/>. Internal state changes are not tracked. If the field in the containing persistence-capable instance is assigned, <text:change-end text:change-id="ct105553148773504"/><text:change-start text:change-id="ct105553148782720"/>or the setter of the property is <text:change-end text:change-id="ct105553148782720"/><text:change-start text:change-id="ct105553148784064"/>called, <text:change-end text:change-id="ct105553148784064"/><text:change-start text:change-id="ct105553148781760"/>the containing instance is marked dirty by the JDO implementation and the value is stored in the datastore when the containing instance is flushed.<text:change-end text:change-id="ct105553148781760"/></text:p>
      <text:p text:style-name="P1">SCO fields must be explicitly or by default identified in the metadata as embedded. If a field, or an element of a <text:alphabetical-index-mark-start text:id="IMark5159896648" text:main-entry="true"/>collection<text:alphabetical-index-mark-end text:id="IMark5159896648"/> or a map key or value is identified as embedded (embedded-element, embedded-key, or embedded-value) then any instances so identified in the <text:alphabetical-index-mark-start text:id="IMark5132454992" text:main-entry="true"/>collection<text:alphabetical-index-mark-end text:id="IMark5132454992"/>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132454992" text:main-entry="true"/>mutable<text:alphabetical-index-mark-end text:id="IMark5132454992"/>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When an FCO is instantiated in the JVM by a JDO implementation, and an embedded field of a <text:alphabetical-index-mark-start text:id="IMark5132454992" text:main-entry="true"/>mutable<text:alphabetical-index-mark-end text:id="IMark5132454992"/> type is accessed, the JDO implementation assigns to these fields a new instance that tracks changes made to itself, and notifies the owning FCO of the change. Similarly, when an <text:soft-page-break/>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159896648" text:main-entry="true"/>mutable<text:alphabetical-index-mark-end text:id="IMark5159896648"/> SCO types with instances of JDO implementation subclasses of the <text:alphabetical-index-mark-start text:id="IMark5599309632" text:main-entry="true"/>mutable<text:alphabetical-index-mark-end text:id="IMark5599309632"/>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2"><text:tab/><text:tab/><text:alphabetical-index-mark-start text:id="IMark5599309632" text:main-entry="true"/>Arrays<text:alphabetical-index-mark-end text:id="IMark5599309632"/></text:p>
      <text:p text:style-name="P1"><text:span text:style-name="Assertion">A6.3-8 [ </text:span><text:alphabetical-index-mark-start text:id="IMark5599309632" text:main-entry="true"/>Arrays<text:alphabetical-index-mark-end text:id="IMark5599309632"/>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599309632" text:main-entry="true"/>Arrays<text:alphabetical-index-mark-end text:id="IMark5599309632"/>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159896648" text:main-entry="true"/>arrays<text:alphabetical-index-mark-end text:id="IMark5159896648"/>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Furthermore, an implementation is permitted, but not required to, track changes to <text:alphabetical-index-mark-start text:id="IMark5159896648" text:main-entry="true"/>Arrays<text:alphabetical-index-mark-end text:id="IMark5159896648"/>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2"><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2"><text:tab/><text:tab/>Interfaces</text:p>
      <text:p text:style-name="P1">Interfaces are types whose values may be instances of any class that declare that they implement that interface. </text:p>
      <text:p text:style-name="P8"><draw:frame draw:style-name="fr2" draw:name="6" text:anchor-type="as-char" svg:width="2.7917in" svg:height="0.1346in" draw:z-index="1"><draw:image xlink:href="Pictures/2000000900000FB5000000C9DF37253B.wmf" xlink:type="simple" xlink:show="embed" xlink:actuate="onLoad"/></draw:frame></text:p>
      <text:h text:style-name="P16" text:outline-level="2">Field types of persistence-capable classes</text:h>
      <text:h text:style-name="P14"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5" text:outline-level="3">Transactional non-persistent fields</text:h>
      <text:p text:style-name="P1"><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5" text:outline-level="3"><text:bookmark text:name="R-1045043"/>Persistent fields</text:h>
      <text:p text:style-name="P13"><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he mapping precision restriction applies to the range of values that can be faithfully stored and retrieved, the precision of the values, and the scale of BigDecimal values.</text:p>
      <text:p text:style-name="P12"><text:tab/><text:tab/>Primitive types</text:p>
      <text:p text:style-name="P1">JDO implementations must support fields of any of the primitive types </text:p>
      <text:p text:style-name="P5"><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change-start text:change-id="ct105553149064896"/></text:p>
      <text:p text:style-name="P1">Fields and properties of primitive types may use a converter in order to convert values to and from database types. Because of auto-boxing, the converter may be defined to use the Java object type corresponding to the primitive type.<text:change-end text:change-id="ct105553149064896"/></text:p>
      <text:p text:style-name="P12"><text:tab/><text:tab/>Immutable Object Class types</text:p>
      <text:p text:style-name="P1">JDO implementations must support fields that reference instances of immutable object classes, and may choose to support these instances as SCOs or FCOs: </text:p>
      <text:p text:style-name="P5">•<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5">•<text:tab/>package <text:span text:style-name="T1">java.util: </text:span><text:alphabetical-index-mark-start text:id="IMark5159896648" text:main-entry="true"/><text:span text:style-name="T1">Locale</text:span><text:alphabetical-index-mark-end text:id="IMark5159896648"/><text:span text:style-name="Assertion">]</text:span><text:span text:style-name="T9">, </text:span><text:alphabetical-index-mark-start text:id="IMark5599309632" text:main-entry="true"/><text:span text:style-name="T1">Currency</text:span><text:alphabetical-index-mark-end text:id="IMark5599309632"/><text:span text:style-name="Assertion">]</text:span><text:span text:style-name="T1">.</text:span></text:p>
      <text:p text:style-name="P5">•<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6">•<text:tab/>package <text:span text:style-name="T9">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change-start text:change-id="ct105553149241472"/></text:p>
      <text:p text:style-name="P1">Fields and properties of immutable object types may use a converter in order to convert values to and from database types.<text:change-end text:change-id="ct105553149241472"/></text:p>
      <text:p text:style-name="P12"><text:tab/><text:tab/><text:alphabetical-index-mark-start text:id="IMark5599309632" text:main-entry="true"/>Mutable<text:alphabetical-index-mark-end text:id="IMark5599309632"/> Object Class types</text:p>
      <text:p text:style-name="P1">JDO implementations must support fields that reference instances of the following <text:alphabetical-index-mark-start text:id="IMark5599309632" text:main-entry="true"/>mutable<text:alphabetical-index-mark-end text:id="IMark5599309632"/> object classes, and may choose to support these instances as SCOs or FCOs: </text:p>
      <text:p text:style-name="P5">•<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599309632" text:main-entry="true"/><text:span text:style-name="T1">LinkedHashMap</text:span><text:alphabetical-index-mark-end text:id="IMark5599309632"/><text:span text:style-name="Assertion">]</text:span><text:span text:style-name="T1">, </text:span><text:alphabetical-index-mark-start text:id="IMark5159896648" text:main-entry="true"/><text:span text:style-name="T1">LinkedHashSet</text:span><text:alphabetical-index-mark-end text:id="IMark5159896648"/><text:span text:style-name="Assertion">]</text:span>. </text:p>
      <text:p text:style-name="P1">JDO implementations may optionally support fields that reference instances of the following <text:alphabetical-index-mark-start text:id="IMark5159896648" text:main-entry="true"/>mutable<text:alphabetical-index-mark-end text:id="IMark5159896648"/> object classes, and may choose to support these instances as SCOs or FCOs: </text:p>
      <text:p text:style-name="P5">•<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Because the treatment of these fields may be as SCO, the behavior of these <text:alphabetical-index-mark-start text:id="IMark5159896648" text:main-entry="true"/>mutable<text:alphabetical-index-mark-end text:id="IMark5159896648"/> object classes when used in a persistent instance is not identical to their behavior in a transient instance. </text:p>
      <text:p text:style-name="P1">Portable JDO applications must not depend on whether instances of these classes referenced by fields are treated as SCOs or FCOs.<text:change-start text:change-id="ct105553149689024"/></text:p>
      <text:p text:style-name="P1"><text:soft-page-break/>JDO implementations that support Maps and Collection types must support converting keys, values, and elements of supported types according to the corresponding Key, Value, or Element metadata.<text:change-end text:change-id="ct105553149689024"/></text:p>
      <text:p text:style-name="P12"><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change-start text:change-id="ct105553148775232"/></text:p>
      <text:p text:style-name="P1"><text:change-end text:change-id="ct105553148775232"/><text:change-start text:change-id="ct105553148779264"/></text:p>
      <text:p text:style-name="P12"><text:tab/><text:tab/><text:alphabetical-index-mark-start text:id="IMark5159896648" text:main-entry="true"/>Convertible<text:alphabetical-index-mark-end text:id="IMark5159896648"/> types</text:p>
      <text:p text:style-name="P1">JDO implementations must support fields that have an associated converter that defines conversion of values between the Java type and a supported database type. Fields and properties declared to have a converter default to persistent, regardless of whether the converter is declared in annotations or the xml metadata file.<text:change-end text:change-id="ct105553148779264"/></text:p>
      <text:p text:style-name="P12"><text:bookmark text:name="X-102010282"/><text:tab/><text:tab/><text:alphabetical-index-mark-start text:id="IMark5159896648" text:main-entry="true"/>Object Class type<text:alphabetical-index-mark-end text:id="IMark5159896648"/></text:p>
      <text:p text:style-name="P1"><text:span text:style-name="Assertion">A6.4.3-31 [</text:span>JDO implementations must support fields of <text:alphabetical-index-mark-start text:id="IMark5159896648" text:main-entry="true"/><text:span text:style-name="T1">Object</text:span> class type<text:alphabetical-index-mark-end text:id="IMark5159896648"/>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2"><text:bookmark text:name="X-102010281"/><text:tab/><text:tab/><text:alphabetical-index-mark-start text:id="IMark5159896648" text:main-entry="true"/>Collection<text:alphabetical-index-mark-end text:id="IMark5159896648"/>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159896648" text:main-entry="true"/><text:span text:style-name="T1">Collection</text:span><text:alphabetical-index-mark-end text:id="IMark5159896648"/>],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599309632" text:main-entry="true"/><text:span text:style-name="T1">Collection</text:span><text:alphabetical-index-mark-end text:id="IMark5599309632"/><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2"><text:tab/><text:tab/>Other Interface types</text:p>
      <text:p text:style-name="P1"><text:span text:style-name="Assertion">A6.4.3-37 [</text:span>JDO implementations must support fields of interface types other than <text:alphabetical-index-mark-start text:id="IMark5599309632" text:main-entry="true"/><text:span text:style-name="T1">Collection</text:span><text:alphabetical-index-mark-end text:id="IMark5599309632"/>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2"><text:bookmark text:name="X-102009040"/><text:tab/><text:tab/><text:alphabetical-index-mark-start text:id="IMark5599309632" text:main-entry="true"/>Arrays<text:alphabetical-index-mark-end text:id="IMark5599309632"/></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599309632" text:main-entry="true"/>Arrays<text:alphabetical-index-mark-end text:id="IMark5599309632"/> are supported by JDO implementations, they are permitted, but not required, to track changes made to <text:alphabetical-index-mark-start text:id="IMark5159896648" text:main-entry="true"/>Arrays<text:alphabetical-index-mark-end text:id="IMark5159896648"/> that are fields of <text:alphabetical-index-mark-start text:id="IMark5132454992" text:main-entry="true"/>persistence capable<text:alphabetical-index-mark-end text:id="IMark5132454992"/> classes in the methods of the classes.<text:span text:style-name="Assertion">]</text:span> They need not track changes made to <text:alphabetical-index-mark-start text:id="IMark5132455472" text:main-entry="true"/>Arrays<text:alphabetical-index-mark-end text:id="IMark5132455472"/> that are passed by reference as arguments to methods, including methods of persistence-capable classes.</text:p>
      <text:p text:style-name="P1">Portable JDO applications must not depend on whether these fields are treated as SCOs or FCOs.</text:p>
      <text:p text:style-name="P12"><text:bookmark text:name="X-102006911"/><text:tab/><text:tab/>Enums</text:p>
      <text:p text:style-name="P1">JDO implementations that support Java 5 must support fields of <text:alphabetical-index-mark-start text:id="IMark5132455472" text:main-entry="true"/><text:span text:style-name="T1">enum</text:span><text:alphabetical-index-mark-end text:id="IMark5132455472"/> types and collections of as <text:alphabetical-index-mark-start text:id="IMark5132454992" text:main-entry="true"/><text:span text:style-name="T1">enum</text:span><text:alphabetical-index-mark-end text:id="IMark5132454992"/> types identified above and optionally <text:alphabetical-index-mark-start text:id="IMark5159896648" text:main-entry="true"/>arrays<text:alphabetical-index-mark-end text:id="IMark5159896648"/> of <text:alphabetical-index-mark-start text:id="IMark5599309632" text:main-entry="true"/><text:span text:style-name="T1">enum</text:span><text:alphabetical-index-mark-end text:id="IMark5599309632"/> types. If <text:alphabetical-index-mark-start text:id="IMark5132454896" text:main-entry="true"/>arrays<text:alphabetical-index-mark-end text:id="IMark5132454896"/> are supported, <text:alphabetical-index-mark-start text:id="IMark5275489280" text:main-entry="true"/>arrays<text:alphabetical-index-mark-end text:id="IMark5275489280"/> of <text:span text:style-name="T1">enums</text:span> must be supported.</text:p>
      <text:p text:style-name="P1"><text:soft-page-break/>Portable JDO applications must not depend on whether these fields are treated as SCOs or FCOs.</text:p>
      <text:p text:style-name="P12"><text:tab/><text:tab/>Optional&lt;T&gt;</text:p>
      <text:p text:style-name="P3">JDO implementations mu<text:span text:style-name="T8">st support fields of type Optional&lt;T&gt;. T might be an</text:span><text:span text:style-name="T7"> Immutable Object Class type, java.util.Date, Enum type, or Persistence-capable Class type. They may be mapped to nullable datastore types or to Optional&lt;T&gt; types at the option of the JDO implementation.</text:span></text:p>
      <text:p text:style-name="P3"><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5"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15" text:outline-level="3">Complex <text:alphabetical-index-mark-start text:id="IMark5275489280" text:main-entry="true"/>enum<text:alphabetical-index-mark-end text:id="IMark5275489280"/> types</text:h>
      <text:p text:style-name="P1">Complex <text:alphabetical-index-mark-start text:id="IMark5275489280" text:main-entry="true"/>enum<text:alphabetical-index-mark-end text:id="IMark5275489280"/>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132454896" text:main-entry="true"/>enum<text:alphabetical-index-mark-end text:id="IMark5132454896"/> types are not persistent.</text:p>
      <text:p text:style-name="P8"><draw:frame draw:style-name="fr2" draw:name="7" text:anchor-type="as-char" svg:width="2.7917in" svg:height="0.1346in" draw:z-index="0"><draw:image xlink:href="Pictures/2000000900000FB5000000C9DF37253B.wmf" xlink:type="simple" xlink:show="embed" xlink:actuate="onLoad"/></draw:frame></text:p>
      <text:h text:style-name="P16" text:outline-level="2"><text:alphabetical-index-mark-start text:id="IMark5132454896" text:main-entry="true"/>Inheritance<text:alphabetical-index-mark-end text:id="IMark5132454896"/></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Further, <text:span text:style-name="Assertion">A6.5-3 [</text:span>subclasses of such classes that are not persistence-capable might be persistence-capable. That is, it is possible for some classes in the <text:alphabetical-index-mark-start text:id="IMark5132454896" text:main-entry="true"/>inheritance<text:alphabetical-index-mark-end text:id="IMark5132454896"/> hierarchy to be persistence-capable and some not persistence-capable.<text:span text:style-name="Assertion">]</text:span> </text:p>
      <text:p text:style-name="P1">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1">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text:soft-page-break/>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Persistence-capable classes that use application identity have special considerations for <text:alphabetical-index-mark-start text:id="IMark5132454896" text:main-entry="true"/>inheritance<text:alphabetical-index-mark-end text:id="IMark5132454896"/>: </text:p>
      <text:p text:style-name="P1">Key fields may be declared only in abstract superclasses and least-derived concrete classes in <text:alphabetical-index-mark-start text:id="IMark5132454896" text:main-entry="true"/>inheritance<text:alphabetical-index-mark-end text:id="IMark5132454896"/> hierarchies. Key fields declared in these classes must also be declared in the corresponding objectid classes, and the objectid classes must form an <text:alphabetical-index-mark-start text:id="IMark5275489280" text:main-entry="true"/>inheritance<text:alphabetical-index-mark-end text:id="IMark5275489280"/> hierarchy corresponding to the <text:alphabetical-index-mark-start text:id="IMark5599309632" text:main-entry="true"/>inheritance<text:alphabetical-index-mark-end text:id="IMark5599309632"/> hierarchy of the persistence-capable classes. A persistence-capable class can only have one concrete objectid class anywhere in its <text:alphabetical-index-mark-start text:id="IMark5159896648" text:main-entry="true"/>inheritance<text:alphabetical-index-mark-end text:id="IMark5159896648"/> hierarchy.</text:p>
      <text:p text:style-name="P1">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here might be other abstract classes or non-persistence-capable classes in the <text:alphabetical-index-mark-start text:id="IMark5159896648" text:main-entry="true"/>inheritance<text:alphabetical-index-mark-end text:id="IMark5159896648"/>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8</meta:editing-cycles>
    <meta:creation-date>2012-06-24T14:23:19.44</meta:creation-date>
    <meta:editing-duration>P4DT15H34M58S</meta:editing-duration>
    <meta:generator>OpenOffice/4.1.2$Unix OpenOffice.org_project/412m3$Build-9782</meta:generator>
    <dc:title>JDO_Chapter</dc:title>
    <dc:date>2021-06-13T12:59:18</dc:date>
    <dc:creator>Craig Russell</dc:creator>
    <meta:document-statistic meta:table-count="0" meta:image-count="7" meta:object-count="0" meta:page-count="9" meta:paragraph-count="135" meta:word-count="4107" meta:character-count="260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